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rsid="000ebf2f" officeooo:paragraph-rsid="000ebf2f"/>
    </style:style>
    <style:style style:name="P7" style:family="paragraph" style:parent-style-name="Text_20_body" style:list-style-name="L5"/>
    <style:style style:name="P8" style:family="paragraph" style:parent-style-name="Text_20_body" style:list-style-name="L7"/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6"><text:bookmark text:name="yui_3_17_2_1_1515097248043_38"/>Vous devez fournir une feuille de style pour l'impression, et doit être correctement lisible. </text:p>
      <text:list xml:id="list3619533711647415340" text:style-name="L2">
        <text:list-item>
          <text:p text:style-name="P9"><text:bookmark text:name="yui_3_17_2_1_1515097248043_43"/>Intégrer un formulaire Google Form (ou plate-forme de votre choix) dans la page pour la section Contact. Elle ne doit pas être visible à l'im<text:span text:style-name="T11">p</text:span>ression. </text:p>
        </text:list-item>
      </text:list>
      <text:list xml:id="list8499217782956269353" text:style-name="L3">
        <text:list-item>
          <text:p text:style-name="P5">Le CV doit être responsive</text:p>
        </text:list-item>
        <text:list-item>
          <text:p text:style-name="P5">Media Queries</text:p>
        </text:list-item>
        <text:list-item>
          <text:p text:style-name="P5"><text:bookmark text:name="yui_3_17_2_1_1515097248043_46"/><text:bookmark text:name="yui_3_17_2_1_1515097248043_45"/><text:span text:style-name="Strong_20_Emphasis">Git / GitHub</text:span> </text:p>
        </text:list-item>
      </text:list>
      <text:list xml:id="list6010495641042369232" text:style-name="L5">
        <text:list-item>
          <text:p text:style-name="P10">Utilisation de GitHub (dépôts, commits). </text:p>
        </text:list-item>
        <text:list-item>
          <text:p text:style-name="P10">Création de Branches </text:p>
        </text:list-item>
        <text:list-item>
          <text:p text:style-name="P7">Merges </text:p>
        </text:list-item>
      </text:list>
      <text:list xml:id="list4855571978362680254" text:style-name="L6">
        <text:list-item>
          <text:p text:style-name="P11">Le code doit être correctement indenté et commenté </text:p>
        </text:list-item>
      </text:list>
      <text:list xml:id="list4812871226511179694" text:style-name="L7">
        <text:list-item>
          <text:p text:style-name="P8">Le code doit être le plus simple possible</text:p>
        </text:list-item>
        <text:list-item>
          <text:p text:style-name="P8">Un PDF contenant la version imprimée du C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4T22:25:04.219910384</dc:date>
    <meta:editing-duration>PT2H37M48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30" meta:character-count="1267" meta:non-whitespace-character-count="1068"/>
  </office:meta>
</office:document-meta>
</file>